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Negrito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729fcf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669966" style:font-name="Ubuntu" fo:font-size="40pt" fo:font-weight="bold" style:font-size-asian="40pt" style:font-size-complex="40pt"/>
    </style:style>
    <style:style style:name="T1" style:family="text">
      <style:text-properties fo:color="#669966" style:font-name="Ubuntu" fo:font-size="40pt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ath draw:style-name="gr1" draw:text-style-name="P1" draw:layer="layout" svg:width="3.382cm" svg:height="2.532cm" draw:transform="skewX (-0.0851720674973233) rotate (0.438252175175776) translate (6.26553722038668cm 15.8025267090773cm)" svg:viewBox="0 0 3383 2533" svg:d="M0 212c0 0 478-190 759-209 1653-101 2624 2530 2624 2530">
          <text:p/>
        </draw:path>
        <draw:path draw:style-name="gr1" draw:text-style-name="P1" draw:layer="layout" svg:width="3.06cm" svg:height="2.915cm" draw:transform="rotate (-0.620290016158785) translate (7.68853820882977cm 13.6082370726754cm)" svg:viewBox="0 0 3061 2916" svg:d="M0 2733c319 102 1359 388 2097-68 1023-633 1078-1962 862-2665">
          <text:p/>
        </draw:path>
        <draw:frame draw:style-name="gr2" draw:text-style-name="P2" draw:layer="layout" svg:width="5.091cm" svg:height="1.835cm" svg:x="1.16cm" svg:y="15.072cm">
          <draw:text-box>
            <text:p text:style-name="P2"><text:span text:style-name="T1">Pack-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Negrito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1T14:51:39.298436839</meta:creation-date>
    <dc:date>2017-08-14T09:49:03.796469309</dc:date>
    <meta:editing-duration>PT2H55M</meta:editing-duration>
    <meta:editing-cycles>4</meta:editing-cycles>
    <meta:generator>LibreOffice/4.2.8.2$Linux_X86_64 LibreOffice_project/420m0$Build-2</meta:generator>
    <meta:document-statistic meta:object-count="3"/>
  </office:meta>
</office:document-meta>
</file>